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6.452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27.741cm"/>
    </style:style>
    <style:style style:name="co6" style:family="table-column">
      <style:table-column-properties fo:break-before="auto" style:column-width="27.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 Cyclamino repandi-Quercetum ilicis" table:style-name="ta1">
        <table:table-column table:style-name="co1" table:number-columns-repeated="21" table:default-cell-style-name="ce1"/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CQ1</text:p>
          </table:table-cell>
          <table:table-cell office:value-type="string" calcext:value-type="string">
            <text:p>CQ2</text:p>
          </table:table-cell>
          <table:table-cell office:value-type="string" calcext:value-type="string">
            <text:p>CQ3</text:p>
          </table:table-cell>
          <table:table-cell office:value-type="string" calcext:value-type="string">
            <text:p>CQ4</text:p>
          </table:table-cell>
          <table:table-cell office:value-type="string" calcext:value-type="string">
            <text:p>CQ5</text:p>
          </table:table-cell>
          <table:table-cell office:value-type="string" calcext:value-type="string">
            <text:p>CQ6</text:p>
          </table:table-cell>
          <table:table-cell office:value-type="string" calcext:value-type="string">
            <text:p>CQ7</text:p>
          </table:table-cell>
          <table:table-cell office:value-type="string" calcext:value-type="string">
            <text:p>CQ8</text:p>
          </table:table-cell>
          <table:table-cell office:value-type="string" calcext:value-type="string">
            <text:p>CQ9</text:p>
          </table:table-cell>
          <table:table-cell office:value-type="string" calcext:value-type="string">
            <text:p>CQ10</text:p>
          </table:table-cell>
          <table:table-cell office:value-type="string" calcext:value-type="string">
            <text:p>CQ11</text:p>
          </table:table-cell>
          <table:table-cell office:value-type="string" calcext:value-type="string">
            <text:p>CQ12</text:p>
          </table:table-cell>
          <table:table-cell office:value-type="string" calcext:value-type="string">
            <text:p>CQ13</text:p>
          </table:table-cell>
          <table:table-cell office:value-type="string" calcext:value-type="string">
            <text:p>CQ14</text:p>
          </table:table-cell>
          <table:table-cell office:value-type="string" calcext:value-type="string">
            <text:p>CQ15</text:p>
          </table:table-cell>
          <table:table-cell office:value-type="string" calcext:value-type="string">
            <text:p>CQ16</text:p>
          </table:table-cell>
          <table:table-cell office:value-type="string" calcext:value-type="string">
            <text:p>CQ17</text:p>
          </table:table-cell>
          <table:table-cell office:value-type="string" calcext:value-type="string">
            <text:p>CQ18</text:p>
          </table:table-cell>
          <table:table-cell office:value-type="string" calcext:value-type="string">
            <text:p>CQ19</text:p>
          </table:table-cell>
          <table:table-cell office:value-type="string" calcext:value-type="string">
            <text:p>CQ20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hillyrea angustifolia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asium majus L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.</text:p>
            <text:p>1.1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licotome villosa (Poiret) Link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null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5">
          <table:table-cell office:value-type="string" calcext:value-type="string">
            <text:p>Cistus creticus L. ssp. eriocephalus (Viv.) Greuter &amp; Burdet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4.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5" office:value-type="string" calcext:value-type="string">
            <text:p>4.4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1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lavum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elaginella denticulata (L.) Link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phoenicea L. ssp. turbinata Guss. (Nyman)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aphne gnidium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eucrium fruticans L.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suber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olbiensis Jordan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3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upestre (Host) R. et S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table:number-columns-repeated="4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Brachypodium ramosum (L.) R. et S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ulicaria odora (L.) Rchb.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Erica multiflora L.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1.1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inus pinea L.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tisus villosus Pourret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</table:table-row>
      </table:table>
      <table:table table:name="Orno-Quercetum ilicis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OQ1</text:p>
          </table:table-cell>
          <table:table-cell office:value-type="string" calcext:value-type="string">
            <text:p>OQ2</text:p>
          </table:table-cell>
          <table:table-cell office:value-type="string" calcext:value-type="string">
            <text:p>OQ3</text:p>
          </table:table-cell>
          <table:table-cell office:value-type="string" calcext:value-type="string">
            <text:p>OQ4</text:p>
          </table:table-cell>
          <table:table-cell office:value-type="string" calcext:value-type="string">
            <text:p>OQ5</text:p>
          </table:table-cell>
          <table:table-cell office:value-type="string" calcext:value-type="string">
            <text:p>OQ6</text:p>
          </table:table-cell>
          <table:table-cell office:value-type="string" calcext:value-type="string">
            <text:p>OQ7</text:p>
          </table:table-cell>
          <table:table-cell office:value-type="string" calcext:value-type="string">
            <text:p>OQ8</text:p>
          </table:table-cell>
          <table:table-cell office:value-type="string" calcext:value-type="string">
            <text:p>OQ9</text:p>
          </table:table-cell>
          <table:table-cell office:value-type="string" calcext:value-type="string">
            <text:p>OQ10_</text:p>
          </table:table-cell>
          <table:table-cell office:value-type="string" calcext:value-type="string">
            <text:p>OQ11</text:p>
          </table:table-cell>
          <table:table-cell office:value-type="string" calcext:value-type="string">
            <text:p>OQ12</text:p>
          </table:table-cell>
          <table:table-cell office:value-type="string" calcext:value-type="string">
            <text:p>OQ13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Sesleria autumnalis (Scop.) Schult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partium junceum L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Paliurus spina-christi Miller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2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office:value-type="string" calcext:value-type="string">
            <text:p>+.3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table:number-columns-repeated="9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3" office:value-type="string" calcext:value-type="string">
            <text:p>5.5</text:p>
          </table:table-cell>
          <table:table-cell office:value-type="string" calcext:value-type="string">
            <text:p>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4.4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3" office:value-type="string" calcext:value-type="string">
            <text:p>2.3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3"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+.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3</text:p>
          </table:table-cell>
          <table:table-cell office:value-type="string" calcext:value-type="string">
            <text:p>1.2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office:value-type="string" calcext:value-type="string">
            <text:p>+.2</text:p>
          </table:table-cell>
          <table:table-cell table:number-columns-repeated="1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1</text:p>
          </table:table-cell>
          <table:table-cell table:number-columns-repeated="4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Cistus salvifolius L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.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table table:name="Cyclamino hederifolii-Quercetum ilicis" table:style-name="ta1">
        <table:table-column table:style-name="co1" table:number-columns-repeated="21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  <table:table-cell table:style-name="ce2" office:value-type="string" calcext:value-type="string">
            <text:p>Column21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M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Li</text:p>
          </table:table-cell>
          <table:table-cell table:number-columns-repeated="3" office:value-type="string" calcext:value-type="string">
            <text:p>L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490" calcext:value-type="float">
            <text:p>49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WS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W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-NE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7">
          <table:table-cell office:value-type="string" calcext:value-type="string">
            <text:p>Charact. and diff. species of the Cyclamino hederifolii-Quercetum ilici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ss.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+.1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Diff. species of the carpinetosum orientalis</text:p>
          </table:table-cell>
          <table:table-cell office:value-type="string" calcext:value-type="string">
            <text:p>subass.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hillyrea media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2.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liurus spina-christi Miller</text:p>
          </table:table-cell>
          <table:table-cell office:value-type="string" calcext:value-type="string">
            <text:p>null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er campestre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Quercus cerris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istus creticus L. ssp. eriocephalus Greuter &amp; Burdet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20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4" office:value-type="string" calcext:value-type="string">
            <text:p>4.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pa bromoides (L.) Dorfl.</text:p>
          </table:table-cell>
          <table:table-cell office:value-type="string" calcext:value-type="string">
            <text:p>null</text:p>
          </table:table-cell>
          <table:table-cell table:number-columns-repeated="16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asium majus L.</text:p>
          </table:table-cell>
          <table:table-cell office:value-type="string" calcext:value-type="string">
            <text:p>null</text:p>
          </table:table-cell>
          <table:table-cell table:number-columns-repeated="16" office:value-type="string" calcext:value-type="string">
            <text:p>.</text:p>
          </table:table-cell>
          <table:table-cell office:value-type="string" calcext:value-type="string">
            <text:p>(+)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licotome spinosa (L.) Link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.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lea europaea L.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lica arrecta O. Kuntze</text:p>
          </table:table-cell>
          <table:table-cell office:value-type="string" calcext:value-type="string">
            <text:p>null</text:p>
          </table:table-cell>
          <table:table-cell table:number-columns-repeated="1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20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arex flacca Schreb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eucrium flavum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Oryzopsis miliacea (L.) Asch. et Schweinf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</table:table-row>
      </table:table>
      <table:table table:name="Teucrio siculi-Quercetum ilicis" table:style-name="ta1">
        <table:table-column table:style-name="co1" table:number-columns-repeated="17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arphic area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S</text:p>
          </table:table-cell>
          <table:table-cell table:number-columns-repeated="9"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0" calcext:value-type="float">
            <text:p>450</text:p>
          </table:table-cell>
          <table:table-cell office:value-type="float" office:value="630" calcext:value-type="float">
            <text:p>630</text:p>
          </table:table-cell>
          <table:table-cell office:value-type="float" office:value="850" calcext:value-type="float">
            <text:p>850</text:p>
          </table:table-cell>
          <table:table-cell office:value-type="float" office:value="920" calcext:value-type="float">
            <text:p>920</text:p>
          </table:table-cell>
          <table:table-cell office:value-type="float" office:value="610" calcext:value-type="float">
            <text:p>61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850" calcext:value-type="float">
            <text:p>8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Teucrium siculum Rafin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ytisus villosus Pourre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ulicaria odora (L.) Rchb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repis leontodontoides Al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Quercus dalechampii Ten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Diff. species of the Scutellaria columnae</text:p>
          </table:table-cell>
          <table:table-cell office:value-type="string" calcext:value-type="string">
            <text:p>ssp. gussonei</text:p>
          </table:table-cell>
          <table:table-cell office:value-type="string" calcext:value-type="string">
            <text:p>variant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Scutellaria columnae All. ssp. gussonei (Ten.) Rech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Helleborus bocconei Ten. ssp. intermedius (Guss.) W.Greuter &amp; Burdet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halictrum calabricum Sprengel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ymphytum bulbosum Schimp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istolochia rotund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Diff. species of the quercetosum frainetti</text:p>
          </table:table-cell>
          <table:table-cell office:value-type="string" calcext:value-type="string">
            <text:p>subass.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frainetto Ten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licotome infesta (Presl.) Gus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4.5</text:p>
          </table:table-cell>
          <table:table-cell table:number-columns-repeated="4" office:value-type="string" calcext:value-type="string">
            <text:p>5.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table:number-columns-repeated="9"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aphne gnidium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yrus amygdaliformis Vil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pa bromoides (L.) Doerf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Viola alba Besser ssp.</text:p>
          </table:table-cell>
          <table:table-cell office:value-type="string" calcext:value-type="string">
            <text:p>dehnhardtii (Ten.) W. Beck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teridium aquilinum (L.) Kuh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Clinopodium vulgare L. ssp. arundanum (Boiss.) Nyma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Luzula forsteri (Sm.) DC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Ranunculus neapolitanus Ten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Dactylis glomerat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ilene sicula Ucria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olypodium cambricum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</table:table-row>
      </table:table>
      <table:table table:name="Ostryo carpinifoliae-Quercetum ilicis" table:style-name="ta1">
        <table:table-column table:style-name="co1" table:number-columns-repeated="15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table:number-columns-repeated="2"/>
          <table:table-cell table:number-columns-repeated="7" office:value-type="string" calcext:value-type="string">
            <text:p>Cr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-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2"/>
          <table:table-cell table:number-columns-repeated="7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2"/>
          <table:table-cell table:number-columns-repeated="7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2.3</text:p>
          </table:table-cell>
          <table:table-cell table:number-columns-repeated="4" office:value-type="string" calcext:value-type="string">
            <text:p>3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office:value-type="float" office:value="11" calcext:value-type="float">
            <text:p>11</text:p>
          </table:table-cell>
        </table:table-row>
        <table:table-row table:style-name="ro6">
          <table:table-cell office:value-type="string" calcext:value-type="string">
            <text:p>Sesleria autumnalis (Scop.) Schultz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3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rangula rupestris (Scop.) Schu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Brachypodium ramosum (L.) R. et 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2.3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.3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lutea arborescen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Dryopteris villarii (Bellardi) Woynar ssp. pallida (Bory) Heywoo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ilene italica (L.) Per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Diff. species of the cyclaminetosum purpurascentis</text:p>
          </table:table-cell>
          <table:table-cell office:value-type="string" calcext:value-type="string">
            <text:p>subas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/>
          <table:table-cell office:value-type="string" calcext:value-type="string">
            <text:p>all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2" office:value-type="string" calcext:value-type="string">
            <text:p>4.4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.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niperus oxycedrus L. ssp. macrocarpa (S. et S.) Ba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3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inus halepensis Mill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3.3</text:p>
          </table:table-cell>
          <table:table-cell table:number-columns-repeated="2" office:value-type="string" calcext:value-type="string">
            <text:p>+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cer monspessulanum L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nunculus ficariiformis F. W. Schultz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nus dalmatica Vis.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um italicum Mille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olypodium cambricum L. ssp. serratulum (Arcang.) Pichi Serm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.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rex glauca Murray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ephalanthero longifoliae-Quercetum ilicis" table:style-name="ta1">
        <table:table-column table:style-name="co1" table:number-columns-repeated="20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U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 office:value-type="float" office:value="740" calcext:value-type="float">
            <text:p>740</text:p>
          </table:table-cell>
          <table:table-cell office:value-type="float" office:value="650" calcext:value-type="float">
            <text:p>650</text:p>
          </table:table-cell>
          <table:table-cell office:value-type="float" office:value="680" calcext:value-type="float">
            <text:p>680</text:p>
          </table:table-cell>
          <table:table-cell office:value-type="float" office:value="710" calcext:value-type="float">
            <text:p>710</text:p>
          </table:table-cell>
          <table:table-cell office:value-type="float" office:value="720" calcext:value-type="float">
            <text:p>720</text:p>
          </table:table-cell>
          <table:table-cell office:value-type="float" office:value="495" calcext:value-type="float">
            <text:p>495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690" calcext:value-type="float">
            <text:p>69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-NE</text:p>
          </table:table-cell>
          <table:table-cell table:number-columns-repeated="3" office:value-type="string" calcext:value-type="string">
            <text:p>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NW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Charact. and diff. species of the ass. and of the lathyretosum venet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ubass.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Hepatica nobilis Mill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Acer obtusatum W. et K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6">
          <table:table-cell office:value-type="string" calcext:value-type="string">
            <text:p>Lathyrus venetus (Miller) Wohlf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onicera xylosteum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Melittis melissophyllum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Euonymus latifolius (L.) Miller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ercurialis perenni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orbus aria (L.) Crantz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rex digitat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ilene italica (L.) Per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uniperus communis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emone apennina L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ff. species of the buxetosum sempervirentis</text:p>
          </table:table-cell>
          <table:table-cell office:value-type="string" calcext:value-type="string">
            <text:p>subass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Buxus semperviren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imula vulgaris Hudson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burnum anagyroides Medicus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Diff. species of the ruscetosum hypoglossi</text:p>
          </table:table-cell>
          <table:table-cell office:value-type="string" calcext:value-type="string">
            <text:p>subass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syris alba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cus hypoglossum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Diff. species of the lauretosum nobilis</text:p>
          </table:table-cell>
          <table:table-cell office:value-type="string" calcext:value-type="string">
            <text:p>subass.</text:p>
          </table:table-cell>
          <table:table-cell table:number-columns-repeated="18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table:number-columns-repeated="3"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4.4</text:p>
          </table:table-cell>
          <table:table-cell table:number-columns-repeated="4" office:value-type="string" calcext:value-type="string">
            <text:p>4.1</text:p>
          </table:table-cell>
          <table:table-cell office:value-type="string" calcext:value-type="string">
            <text:p>4.4</text:p>
          </table:table-cell>
          <table:table-cell table:number-columns-repeated="3" office:value-type="string" calcext:value-type="string">
            <text:p>5.5</text:p>
          </table:table-cell>
          <table:table-cell table:number-columns-repeated="4" office:value-type="string" calcext:value-type="string">
            <text:p>4.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2.2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Juniperus oxycedrus L.</text:p>
          </table:table-cell>
          <table:table-cell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9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+.2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Column1</text:p>
          </table:table-cell>
          <table:table-cell table:style-name="Default"/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Default"/>
        </table:table-row>
        <table:table-row table:style-name="ro3">
          <table:table-cell office:value-type="string" calcext:value-type="string">
            <text:p>Asplenium adiantum-nigrum L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Euonymus europaeus L.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Polypodium vulgare L.</text:p>
          </table:table-cell>
          <table:table-cell table:style-name="Default"/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Fragaria vesca L.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Euphorbia amygdaloides L.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Helleborus foetidus L.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Acer monspessulanum L.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Potentilla micrantha Ramond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Arum italicum Miller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Ulmus minor Miller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3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Cornus sanguinea L.</text:p>
          </table:table-cell>
          <table:table-cell table:style-name="Default"/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style-name="Default"/>
        </table:table-row>
        <table:table-row table:style-name="ro1">
          <table:table-cell office:value-type="string" calcext:value-type="string">
            <text:p>Cornus mas L.</text:p>
          </table:table-cell>
          <table:table-cell table:style-name="Default"/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Cephalanthera damasonium (Miller) Druce</text:p>
          </table:table-cell>
          <table:table-cell table:style-name="Default"/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Geum urbanum L.</text:p>
          </table:table-cell>
          <table:table-cell table:style-name="Default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style-name="Default"/>
        </table:table-row>
        <table:table-row table:style-name="ro3">
          <table:table-cell office:value-type="string" calcext:value-type="string">
            <text:p>Ceterach officinarum DC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Solidago virgaurea L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Lonicera caprifolium L.</text:p>
          </table:table-cell>
          <table:table-cell table:style-name="Default"/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Scutellaria columnae All.</text:p>
          </table:table-cell>
          <table:table-cell table:style-name="Default"/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style-name="Default"/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table:style-name="Default"/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style-name="Default"/>
        </table:table-row>
        <table:table-row table:style-name="ro2">
          <table:table-cell office:value-type="string" calcext:value-type="string">
            <text:p>Accidental species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</table:table>
      <table:table table:name="Roso sempervirentis-Quercetum ilicis" table:style-name="ta1">
        <table:table-column table:style-name="co1" table:number-columns-repeated="15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</table:table-row>
        <table:table-row table:style-name="ro6">
          <table:table-cell office:value-type="string" calcext:value-type="string">
            <text:p>Tab. 7 - Roso sempervirentis-Quercetum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s. nova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T</text:p>
          </table:table-cell>
          <table:table-cell table:number-columns-repeated="7" office:value-type="string" calcext:value-type="string">
            <text:p>L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30" calcext:value-type="float">
            <text:p>43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NE</text:p>
          </table:table-cell>
          <table:table-cell table:number-columns-repeated="2" office:value-type="string" calcext:value-type="string">
            <text:p>WN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cer monspessulanum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etrusca Santi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pelodesmos mauritanicus (Poiret) Dur. et Sch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uercus suber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risarum vulgare Targ.-Tozz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uphorbia characias L.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haract. species of the Querco-Fagetea</text:p>
          </table:table-cell>
          <table:table-cell office:value-type="string" calcext:value-type="string">
            <text:p>class</text:p>
          </table:table-cell>
          <table:table-cell table:number-columns-repeated="13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Quercus cerri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lex aquifolium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Quercus petraea (Mattuschka) Lieb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uonymus europaeus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Quercus frainetto Ten.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cer obtusatum W. et K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office:value-type="string" calcext:value-type="string">
            <text:p>null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Brachypodium rupestre (Host) R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eterach officinarum DC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ucrium chamaedrys L.</text:p>
          </table:table-cell>
          <table:table-cell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ataegus oxyacantha L.</text:p>
          </table:table-cell>
          <table:table-cell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ola odorata L.</text:p>
          </table:table-cell>
          <table:table-cell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</table:table>
      <table:table table:name="Celtido australis-Quercetum ilicis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7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  <table:table-cell table:style-name="ce2" office:value-type="string" calcext:value-type="string">
            <text:p>Column19</text:p>
          </table:table-cell>
          <table:table-cell table:style-name="ce2" office:value-type="string" calcext:value-type="string">
            <text:p>Column20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Tr</text:p>
          </table:table-cell>
          <table:table-cell table:number-columns-repeated="10" office:value-type="string" calcext:value-type="string">
            <text:p>LG</text:p>
          </table:table-cell>
          <table:table-cell table:number-columns-repeated="3" office:value-type="string" calcext:value-type="string">
            <text:p>T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SE</text:p>
          </table:table-cell>
          <table:table-cell table:number-columns-repeated="6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5">
          <table:table-cell office:value-type="string" calcext:value-type="string">
            <text:p>Charact. and diff. species of the ass. and of the pistacietosum terebinthi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subass.</text:p>
          </table:table-cell>
          <table:table-cell table:number-columns-repeated="1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Pistacia terebinthus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Cyclamen purpurascens Miller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tinus coggygria Scop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eltis australis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Amelanchier ovalis Medicu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elleborus niger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Diff. species of the rhamnetosum alaterni</text:p>
          </table:table-cell>
          <table:table-cell table:style-name="ce1" office:value-type="string" calcext:value-type="string">
            <text:p>subass.</text:p>
          </table:table-cell>
          <table:table-cell table:style-name="ce1" office:value-type="string" calcext:value-type="string">
            <text:p>null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elleborus foetid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Diff. species of the ostryetosum carpinifoliae</text:p>
          </table:table-cell>
          <table:table-cell table:style-name="ce1" office:value-type="string" calcext:value-type="string">
            <text:p>subass.</text:p>
          </table:table-cell>
          <table:table-cell table:style-name="ce1" office:value-type="string" calcext:value-type="string">
            <text:p>null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patica nobilis Miller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table:number-columns-repeated="12" office:value-type="string" calcext:value-type="string">
            <text:p>.</text:p>
          </table:table-cell>
          <table:table-cell table:number-columns-repeated="3" office:value-type="string" calcext:value-type="string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rcurialis perenn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Lathyrus venetus (Miller) Wohlf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rimula vulgaris Hudson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ex digitata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lica nutan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elica uniflora Retz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a nemoral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ottia nidus-avis (L.) L. C. Rich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all.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.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Cercis siliquastrum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1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4.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.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2" table:style-name="ce1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llium cirrhosum Vandelli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olumn1</text:p>
          </table:table-cell>
          <table:table-cell table:number-columns-repeated="2"/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  <table:table-cell table:style-name="ce2" office:value-type="string" calcext:value-type="string">
            <text:p>Column17</text:p>
          </table:table-cell>
          <table:table-cell table:style-name="ce2" office:value-type="string" calcext:value-type="string">
            <text:p>Column18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3.4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2"/>
          <table:table-cell table:number-columns-repeated="3"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runus mahaleb L.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table:number-columns-repeated="2"/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Melittis melissophyllum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ampanula trachelium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orbus torminalis (L.) Crantz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ola hirta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ephalanthera damasonium (Miller) Druce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2"/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ieracium sylvaticum (L.) L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recta L.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onicera caprifolium L.</text:p>
          </table:table-cell>
          <table:table-cell table:number-columns-repeated="2"/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aburnum anagyroides Medicus</text:p>
          </table:table-cell>
          <table:table-cell table:number-columns-repeated="2"/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uglossoides purpurocaerulea (L.) Johnston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modorum abortivum (L.) Swartz</text:p>
          </table:table-cell>
          <table:table-cell table:number-columns-repeated="2"/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Viola reichenbachiana Jordan ex Boreau</text:p>
          </table:table-cell>
          <table:table-cell table:number-columns-repeated="2"/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inca minor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ycelis muralis (L.) Dumort.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xylosteum L.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aphne laureola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uphorbia amygdaloides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lechoma hederacea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ephalanthera rubra (L.) L. C. Rich.</text:p>
          </table:table-cell>
          <table:table-cell table:number-columns-repeated="2"/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rylus avellana L.</text:p>
          </table:table-cell>
          <table:table-cell table:number-columns-repeated="2"/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spilus germanica L.</text:p>
          </table:table-cell>
          <table:table-cell table:number-columns-repeated="2"/>
          <table:table-cell table:number-columns-repeated="1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ther species</text:p>
            <text:p>Arabis turrita L.</text:p>
          </table:table-cell>
          <table:table-cell table:number-columns-repeated="2"/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ucrium chamaedrys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Vincetoxicum hirundinaria Medicu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olypodium vulgare L.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Juniperus communis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arex humilis Leyser</text:p>
          </table:table-cell>
          <table:table-cell table:number-columns-repeated="2"/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ex flacca Schreber</text:p>
          </table:table-cell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mpanula glomerata L.</text:p>
          </table:table-cell>
          <table:table-cell table:number-columns-repeated="2"/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achys recta L.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ranium robertianum L.</text:p>
          </table:table-cell>
          <table:table-cell table:number-columns-repeated="2"/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maecytisus purpureus (Scop.) Link</text:p>
          </table:table-cell>
          <table:table-cell table:number-columns-repeated="2"/>
          <table:table-cell table:number-columns-repeated="4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Lamiastrum galeobdolon (L.) Ehrend. et Polatschek</text:p>
          </table:table-cell>
          <table:table-cell table:number-columns-repeated="2"/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actylis glomerata L.</text:p>
          </table:table-cell>
          <table:table-cell table:number-columns-repeated="2"/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garia vesca L.</text:p>
          </table:table-cell>
          <table:table-cell table:number-columns-repeated="2"/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pipactis atropurpurea Rafin.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omus ramosus Hudson</text:p>
          </table:table-cell>
          <table:table-cell table:number-columns-repeated="2"/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</table:table-row>
      </table:table>
      <table:table table:name="Rusco aculeati-Quercetum ilicis" table:style-name="ta1">
        <table:table-column table:style-name="co1" table:number-columns-repeated="8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office:value-type="string" calcext:value-type="string">
            <text:p>null</text:p>
          </table:table-cell>
          <table:table-cell table:number-columns-repeated="5" office:value-type="string" calcext:value-type="string">
            <text:p>U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SW</text:p>
          </table:table-cell>
          <table:table-cell office:value-type="string" calcext:value-type="string">
            <text:p>N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office:value-type="string" calcext:value-type="string">
            <text:p>null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office:value-type="string" calcext:value-type="string">
            <text:p>null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Laurus nobili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hamnus alater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office:value-type="string" calcext:value-type="string">
            <text:p>all.</text:p>
          </table:table-cell>
          <table:table-cell table:number-columns-repeated="6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yclamen repandum S. et 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+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hillyrea latifolia L. ssp. medi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stacia lentisc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ltis australi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uxus sempervirens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office:value-type="string" calcext:value-type="string">
            <text:p>null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unus spinosa L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ematis vitalba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nus ma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uonymus europaeus L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uzula forsteri (Sm.) DC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ottia nidus-avis (L.) L. C. Rich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plenium adiantum-nigrum L.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Umbilicus rupestris (Salisb.) Dandy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</table:table-row>
      </table:table>
      <table:table table:name="Festuco exaltatae-Quercetum ilicis" table:style-name="ta1">
        <table:table-column table:style-name="co1" table:number-columns-repeated="16" table:default-cell-style-name="ce1"/>
        <table:table-row table:style-name="ro1">
          <table:table-cell table:style-name="ce2" office:value-type="string" calcext:value-type="string">
            <text:p>Column1</text:p>
          </table:table-cell>
          <table:table-cell table:style-name="ce2" office:value-type="string" calcext:value-type="string">
            <text:p>Column2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olumn4</text:p>
          </table:table-cell>
          <table:table-cell table:style-name="ce2" office:value-type="string" calcext:value-type="string">
            <text:p>Column5</text:p>
          </table:table-cell>
          <table:table-cell table:style-name="ce2" office:value-type="string" calcext:value-type="string">
            <text:p>Column6</text:p>
          </table:table-cell>
          <table:table-cell table:style-name="ce2" office:value-type="string" calcext:value-type="string">
            <text:p>Column7</text:p>
          </table:table-cell>
          <table:table-cell table:style-name="ce2" office:value-type="string" calcext:value-type="string">
            <text:p>Column8</text:p>
          </table:table-cell>
          <table:table-cell table:style-name="ce2" office:value-type="string" calcext:value-type="string">
            <text:p>Column9</text:p>
          </table:table-cell>
          <table:table-cell table:style-name="ce2" office:value-type="string" calcext:value-type="string">
            <text:p>Column10</text:p>
          </table:table-cell>
          <table:table-cell table:style-name="ce2" office:value-type="string" calcext:value-type="string">
            <text:p>Column11</text:p>
          </table:table-cell>
          <table:table-cell table:style-name="ce2" office:value-type="string" calcext:value-type="string">
            <text:p>Column12</text:p>
          </table:table-cell>
          <table:table-cell table:style-name="ce2" office:value-type="string" calcext:value-type="string">
            <text:p>Column13</text:p>
          </table:table-cell>
          <table:table-cell table:style-name="ce2" office:value-type="string" calcext:value-type="string">
            <text:p>Column14</text:p>
          </table:table-cell>
          <table:table-cell table:style-name="ce2" office:value-type="string" calcext:value-type="string">
            <text:p>Column15</text:p>
          </table:table-cell>
          <table:table-cell table:style-name="ce2" office:value-type="string" calcext:value-type="string">
            <text:p>Column16</text:p>
          </table:table-cell>
        </table:table-row>
        <table:table-row table:style-name="ro1">
          <table:table-cell office:value-type="string" calcext:value-type="string">
            <text:p>Rel. n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1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Geographic area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ltitude (m)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table:number-columns-repeated="6" office:value-type="float" office:value="500" calcext:value-type="float">
            <text:p>5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WSW</text:p>
          </table:table-cell>
          <table:table-cell office:value-type="string" calcext:value-type="string">
            <text:p>ESE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.</text:p>
          </table:table-cell>
        </table:table-row>
        <table:table-row table:style-name="ro1">
          <table:table-cell office:value-type="string" calcext:value-type="string">
            <text:p>Slope (°)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rea (m^{2} )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Coverage (%)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1"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Charact. and diff. species of the ass.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Festuca exaltata C. Presl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+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Cyclamen hederifolium Aito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2.2</text:p>
          </table:table-cell>
          <table:table-cell table:number-columns-repeated="4" office:value-type="string" calcext:value-type="string">
            <text:p>.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iff. species of the</text:p>
          </table:table-cell>
          <table:table-cell office:value-type="string" calcext:value-type="string">
            <text:p>vincetosum minoris</text:p>
          </table:table-cell>
          <table:table-cell office:value-type="string" calcext:value-type="string">
            <text:p>subass.</text:p>
          </table:table-cell>
          <table:table-cell table:number-columns-repeated="13" office:value-type="string" calcext:value-type="string">
            <text:p>null</text:p>
          </table:table-cell>
        </table:table-row>
        <table:table-row table:style-name="ro6">
          <table:table-cell office:value-type="string" calcext:value-type="string">
            <text:p>Scutellaria columnae All. ssp. gussonei (Ten.) Rech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nca minor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ecies of the Acer neapolitanus</text:p>
          </table:table-cell>
          <table:table-cell office:value-type="string" calcext:value-type="string">
            <text:p>variant</text:p>
          </table:table-cell>
          <table:table-cell table:number-columns-repeated="14"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Acer neapolitanum Ten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aract. and diff. species of the Fraxino orni-Quercion ilici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l.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Fraxinus ornu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Ostrya carpinifolia Scop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2.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Quercus virgiliana (Ten.) Ten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pinus orientalis Miller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ronilla emerus L. ssp. emeroides (Boiss. et Spr.) Hayek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aract. species of the upper units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Quercus ilex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5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Rubia peregrin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splenium onopteri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amus communis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uscus aculeatu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iburnum tinus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milax aspera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hillyrea latifolia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sparagus acutifoliu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yrtus communis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osa semperviren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rbutus unedo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lematis flammul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rica arbore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2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onicera implexa Aito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ex hallerana Asso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ex distachya Desf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lium subhirsutum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.2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pecies</text:p>
          </table:table-cell>
          <table:table-cell table:number-columns-repeated="15"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Hedera helix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2.2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Viola alba Besser ssp. dehnhardtii (Ten.) W. Becker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Crataegus monogyna Jacq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Rubus ulmifolius Schott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office:value-type="string" calcext:value-type="string">
            <text:p>Brachypodium sylvaticum (Hudson) Beauv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1.1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ronilla emerus L. ssp. emerus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splenium trichomanes L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Quercus pubescens Willd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ieracium racemosum W. et K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ycelis muralis (L.) Dumort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6" office:value-type="string" calcext:value-type="string">
            <text:p>.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rnus sanguine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7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eterach officinarum DC.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+.2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rbus domestica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teridium aquilinum (L.) Kuhn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Cephalanthera longifolia (Hudson) Fritsch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igustrum vulgare L.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pipactis helleborine (L.) Crantz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9" office:value-type="string" calcext:value-type="string">
            <text:p>.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ccidental speci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</table:table-row>
      </table:table>
      <table:table table:name="releve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releve</text:p>
          </table:table-cell>
          <table:table-cell office:value-type="string" calcext:value-type="string">
            <text:p>zone_geographique</text:p>
          </table:table-cell>
          <table:table-cell office:value-type="string" calcext:value-type="string">
            <text:p>altitude_m</text:p>
          </table:table-cell>
          <table:table-cell office:value-type="string" calcext:value-type="string">
            <text:p>exposition</text:p>
          </table:table-cell>
          <table:table-cell office:value-type="string" calcext:value-type="string">
            <text:p>pente_degres</text:p>
          </table:table-cell>
          <table:table-cell office:value-type="string" calcext:value-type="string">
            <text:p>surface_m2</text:p>
          </table:table-cell>
          <table:table-cell office:value-type="string" calcext:value-type="string">
            <text:p>recouvrement_pourcent</text:p>
          </table:table-cell>
          <table:table-cell office:value-type="string" calcext:value-type="string">
            <text:p>esp_accidentels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sous_association</text:p>
          </table:table-cell>
        </table:table-row>
        <table:table-row table:style-name="ro1">
          <table:table-cell office:value-type="string" calcext:value-type="string">
            <text:p>CQ1</text:p>
          </table:table-cell>
          <table:table-cell office:value-type="string" calcext:value-type="string">
            <text:p>Umbria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SW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2</text:p>
          </table:table-cell>
          <table:table-cell office:value-type="string" calcext:value-type="string">
            <text:p>Umbri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3</text:p>
          </table:table-cell>
          <table:table-cell office:value-type="string" calcext:value-type="string">
            <text:p>Tuscany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N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4</text:p>
          </table:table-cell>
          <table:table-cell office:value-type="string" calcext:value-type="string">
            <text:p>Tuscan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W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5</text:p>
          </table:table-cell>
          <table:table-cell office:value-type="string" calcext:value-type="string">
            <text:p>Tusc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6</text:p>
          </table:table-cell>
          <table:table-cell office:value-type="string" calcext:value-type="string">
            <text:p>Tuscan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7</text:p>
          </table:table-cell>
          <table:table-cell office:value-type="string" calcext:value-type="string">
            <text:p>Tuscan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W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8</text:p>
          </table:table-cell>
          <table:table-cell office:value-type="string" calcext:value-type="string">
            <text:p>Tuscan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9</text:p>
          </table:table-cell>
          <table:table-cell office:value-type="string" calcext:value-type="string">
            <text:p>Tuscan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0</text:p>
          </table:table-cell>
          <table:table-cell office:value-type="string" calcext:value-type="string">
            <text:p>Ligur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SW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1</text:p>
          </table:table-cell>
          <table:table-cell office:value-type="string" calcext:value-type="string">
            <text:p>Liguria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2</text:p>
          </table:table-cell>
          <table:table-cell office:value-type="string" calcext:value-type="string">
            <text:p>Ligur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3</text:p>
          </table:table-cell>
          <table:table-cell office:value-type="string" calcext:value-type="string">
            <text:p>Liguri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SW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4</text:p>
          </table:table-cell>
          <table:table-cell office:value-type="string" calcext:value-type="string">
            <text:p>Ligur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N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5</text:p>
          </table:table-cell>
          <table:table-cell office:value-type="string" calcext:value-type="string">
            <text:p>Ligur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W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6</text:p>
          </table:table-cell>
          <table:table-cell office:value-type="string" calcext:value-type="string">
            <text:p>Ligur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7</text:p>
          </table:table-cell>
          <table:table-cell office:value-type="string" calcext:value-type="string">
            <text:p>Ligur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SW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8</text:p>
          </table:table-cell>
          <table:table-cell office:value-type="string" calcext:value-type="string">
            <text:p>Latiu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19</text:p>
          </table:table-cell>
          <table:table-cell office:value-type="string" calcext:value-type="string">
            <text:p>Latiu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SW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CQ20</text:p>
          </table:table-cell>
          <table:table-cell office:value-type="string" calcext:value-type="string">
            <text:p>Lati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Cyclamino repandi-Quercetum ilicis</text:p>
          </table:table-cell>
          <table:table-cell/>
        </table:table-row>
        <table:table-row table:style-name="ro1">
          <table:table-cell office:value-type="string" calcext:value-type="string">
            <text:p>OQ1</text:p>
          </table:table-cell>
          <table:table-cell office:value-type="string" calcext:value-type="string">
            <text:p>Croat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2</text:p>
          </table:table-cell>
          <table:table-cell office:value-type="string" calcext:value-type="string">
            <text:p>Croat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3</text:p>
          </table:table-cell>
          <table:table-cell office:value-type="string" calcext:value-type="string">
            <text:p>Croat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4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5</text:p>
          </table:table-cell>
          <table:table-cell office:value-type="string" calcext:value-type="string">
            <text:p>Croatia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6</text:p>
          </table:table-cell>
          <table:table-cell office:value-type="string" calcext:value-type="string">
            <text:p>Croati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W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7</text:p>
          </table:table-cell>
          <table:table-cell office:value-type="string" calcext:value-type="string">
            <text:p>Croat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8</text:p>
          </table:table-cell>
          <table:table-cell office:value-type="string" calcext:value-type="string">
            <text:p>Croati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9</text:p>
          </table:table-cell>
          <table:table-cell office:value-type="string" calcext:value-type="string">
            <text:p>Croat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fraxinetosum orni</text:p>
          </table:table-cell>
        </table:table-row>
        <table:table-row table:style-name="ro1">
          <table:table-cell office:value-type="string" calcext:value-type="string">
            <text:p>OQ10_</text:p>
          </table:table-cell>
          <table:table-cell office:value-type="string" calcext:value-type="string">
            <text:p>Croat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  <table:table-row table:style-name="ro1">
          <table:table-cell office:value-type="string" calcext:value-type="string">
            <text:p>OQ11</text:p>
          </table:table-cell>
          <table:table-cell office:value-type="string" calcext:value-type="string">
            <text:p>Croati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  <table:table-row table:style-name="ro1">
          <table:table-cell office:value-type="string" calcext:value-type="string">
            <text:p>OQ12</text:p>
          </table:table-cell>
          <table:table-cell office:value-type="string" calcext:value-type="string">
            <text:p>Croati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  <table:table-row table:style-name="ro1">
          <table:table-cell office:value-type="string" calcext:value-type="string">
            <text:p>OQ13</text:p>
          </table:table-cell>
          <table:table-cell office:value-type="string" calcext:value-type="string">
            <text:p>Croat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no-Quercetum ilicis</text:p>
          </table:table-cell>
          <table:table-cell office:value-type="string" calcext:value-type="string">
            <text:p>rosetosum sempervirentis</text:p>
          </table:table-cell>
        </table:table-row>
      </table:table>
      <table:table table:name="Reference" table:style-name="ta1">
        <table:table-column table:style-name="co5" table:default-cell-style-name="Default"/>
        <table:table-column table:style-name="co1" table:number-columns-repeated="13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iondi, E, S Casavecchia, et D Gigante. « Contribution to the Syntaxonomic Knowledge of the Quercus Ilex L. Woods of the Central European Mediterranean Basin », s. d.</text:p>
            <text:p/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<text:a xlink:href="https://d1wqtxts1xzle7.cloudfront.net/42466001/Contribution_to_the_syntaxonomic_knowled20160209-8420-w4p0gu-libre.pdf?1455027360=&amp;response-content-disposition=inline%3B+filename%3DContribution_to_the_syntaxonomic_knowled.pdf&amp;Expires=1719992881&amp;Signature=ZoyAloVWImn4pBeeVe~elkyHb1nmpG8y1jt1M~X0t20fEEalRw11-wSYNw-HDrnrkhJzkf3XzsYRf1jAah51sVs8UsRVz0JBUa-oWbkXcs8xcra8LHgG7dciuRuIAU2WoFOdD4Si2SoPP6oVQxVYFm6scW7JnN~LDPgoM753nSY5OXdI~auZjkU1erGg3gOvbofgwyOpDqC8wHPu71-j5fuQaNROcb0r4ZgWyt48KIcMPd8X7EqdDaJmslORATxCpwLJd7jWBHi7m4iM6l7072uw0YrCJubKGttDxe5ngb6K~Y-qRV5rCs9CskaOkjA5BzcHBS9sclCY0vaIE0PAEw__&amp;Key-Pair-Id=APKAJLOHF5GGSLRBV4ZA" xlink:type="simple">Contribution_to_the_syntaxonomic_knowled20160209-8420-w4p0gu-libre.pdf (d1wqtxts1xzle7.cloudfront.net)</text:a> 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4" table:target-range-address="'Ostryo carpinifoliae-Quercetum ilicis'.A1:'Ostryo carpinifoliae-Quercetum ilicis'.O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3T09:06:50.802000000</meta:creation-date>
    <dc:date>2024-07-03T10:07:09.590000000</dc:date>
    <meta:editing-duration>PT1H13S</meta:editing-duration>
    <meta:editing-cycles>12</meta:editing-cycles>
    <meta:generator>LibreOffice/7.6.1.2$Windows_X86_64 LibreOffice_project/f5defcebd022c5bc36bbb79be232cb6926d8f674</meta:generator>
    <meta:document-statistic meta:table-count="12" meta:cell-count="11549" meta:object-count="0"/>
  </office:meta>
</office:document-meta>
</file>